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970c" officeooo:paragraph-rsid="000c970c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9c8b1"/>
    </style:style>
    <style:style style:name="T1" style:family="text">
      <style:text-properties officeooo:rsid="000c1b2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><draw:frame draw:style-name="fr1" draw:name="Object1" text:anchor-type="as-char" svg:y="-0.1492in" svg:width="0.5783in" svg:height="0.225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y="-0.3354in" svg:width="0.778in" svg:height="0.552in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1">and </text:span><text:span text:style-name="T1"><draw:frame draw:style-name="fr1" draw:name="Object3" text:anchor-type="as-char" svg:y="-0.3354in" svg:width="0.6201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2"/>
      <text:p text:style-name="P1"><draw:frame draw:style-name="fr1" draw:name="Object4" text:anchor-type="as-char" svg:y="-0.1854in" svg:width="0.7398in" svg:height="0.26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--------------------------------------------------------------</text:p>
      <text:p text:style-name="P2"/>
      <text:p text:style-name="P2"><draw:frame draw:style-name="fr1" draw:name="Object5" text:anchor-type="as-char" svg:y="-0.1492in" svg:width="0.5783in" svg:height="0.22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><draw:frame draw:style-name="fr1" draw:name="Object6" text:anchor-type="as-char" svg:y="-0.3354in" svg:width="0.8047in" svg:height="0.552in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/>
      <text:p text:style-name="P2"><draw:frame draw:style-name="fr1" draw:name="Object7" text:anchor-type="as-char" svg:y="-0.3354in" svg:width="0.9543in" svg:height="0.552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2">----------------------------------</text:p>
      <text:p text:style-name="P2"><draw:frame draw:style-name="fr1" draw:name="Object8" text:anchor-type="as-char" svg:y="-0.3354in" svg:width="0.9543in" svg:height="0.552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2"><draw:frame draw:style-name="fr1" draw:name="Object9" text:anchor-type="as-char" svg:y="-0.1854in" svg:width="0.7398in" svg:height="0.261in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"/>
      <text:p text:style-name="P2"><draw:frame draw:style-name="fr1" draw:name="Object10" text:anchor-type="as-char" svg:y="-0.3354in" svg:width="1.2126in" svg:height="0.552in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"><draw:frame draw:style-name="fr1" draw:name="Object11" text:anchor-type="as-char" svg:y="-0.3354in" svg:width="1.2882in" svg:height="0.552in" draw:z-index="10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2"><draw:frame draw:style-name="fr1" draw:name="Object12" text:anchor-type="as-char" svg:y="-0.3047in" svg:width="1.1583in" svg:height="0.8134in" draw:z-index="11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---------------------------------</text:p>
      <text:p text:style-name="P2"/>
      <text:p text:style-name="P2"><draw:frame draw:style-name="fr1" draw:name="Object14" text:anchor-type="as-char" svg:y="-0.3047in" svg:width="1.1583in" svg:height="0.8134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1" draw:name="Object13" text:anchor-type="as-char" svg:y="-0.3354in" svg:width="0.6201in" svg:height="0.552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"/>
      <text:p text:style-name="P2">---------------------------------------------------</text:p>
      <text:p text:style-name="P2"><text:soft-page-break/></text:p>
      <text:p text:style-name="P2"><draw:frame draw:style-name="fr1" draw:name="Object15" text:anchor-type="as-char" svg:y="-0.3047in" svg:width="0.7717in" svg:height="0.4909in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/>
      <text:p text:style-name="P2"><draw:frame draw:style-name="fr1" draw:name="Object16" text:anchor-type="as-char" svg:y="-0.1898in" svg:width="1.7728in" svg:height="0.2654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><draw:frame draw:style-name="fr1" draw:name="Object17" text:anchor-type="as-char" svg:y="-0.1898in" svg:width="1.1264in" svg:height="0.2654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9:02:18.096000000</meta:creation-date>
    <dc:date>2023-06-26T22:25:05.336000000</dc:date>
    <meta:editing-duration>PT3H16M33S</meta:editing-duration>
    <meta:editing-cycles>32</meta:editing-cycles>
    <meta:generator>LibreOffice/7.4.3.2$Windows_X86_64 LibreOffice_project/1048a8393ae2eeec98dff31b5c133c5f1d08b890</meta:generator>
    <meta:print-date>2023-06-26T19:07:38.745000000</meta:print-date>
    <meta:document-statistic meta:table-count="0" meta:image-count="0" meta:object-count="17" meta:page-count="2" meta:paragraph-count="20" meta:word-count="5" meta:character-count="185" meta:non-whitespace-character-count="183"/>
  </office:meta>
</office:document-meta>
</file>

<file path=Object 1/content.xml><?xml version="1.0" encoding="utf-8"?>
<math xmlns="http://www.w3.org/1998/Math/MathML" display="block">
  <semantics>
    <mrow>
      <msub>
        <mi>θ</mi>
        <mi>a</mi>
      </msub>
      <mo stretchy="false">=</mo>
      <msub>
        <mi>θ</mi>
        <mi>b</mi>
      </msub>
    </mrow>
    <annotation encoding="StarMath 5.0">%theta sub a = %theta sub b</annotation>
  </semantics>
</math>
</file>

<file path=Object 13/content.xml><?xml version="1.0" encoding="utf-8"?>
<math xmlns="http://www.w3.org/1998/Math/MathML" display="block">
  <semantics>
    <mrow>
      <mstyle mathcolor="red">
        <mfrac>
          <mrow>
            <mo stretchy="false">−</mo>
            <msub>
              <mi>y</mi>
              <mi>a</mi>
            </msub>
          </mrow>
          <msub>
            <mi>r</mi>
            <mi>a</mi>
          </msub>
        </mfrac>
      </mstyle>
      <mo stretchy="false">=</mo>
      <mstyle mathcolor="green">
        <mfrac>
          <msub>
            <mi>y</mi>
            <mi>b</mi>
          </msub>
          <msub>
            <mi>r</mi>
            <mi>b</mi>
          </msub>
        </mfrac>
      </mstyle>
    </mrow>
    <annotation encoding="StarMath 5.0">color red {-y sub a over r sub a} = color green { y sub b over r sub b} </annotation>
  </semantics>
</math>
</file>

<file path=Object 14/content.xml><?xml version="1.0" encoding="utf-8"?>
<math xmlns="http://www.w3.org/1998/Math/MathML" display="block">
  <semantics>
    <mrow>
      <mstyle mathcolor="red">
        <msub>
          <mi>r</mi>
          <mi>a</mi>
        </msub>
      </mstyle>
      <mo stretchy="false">=</mo>
      <mstyle mathcolor="red">
        <mrow>
          <mo stretchy="false">−</mo>
          <mstyle mathcolor="green">
            <mfrac>
              <mrow>
                <msub>
                  <mi>r</mi>
                  <mi>b</mi>
                </msub>
                <mo stretchy="false">⋅</mo>
                <mstyle mathcolor="red">
                  <msub>
                    <mi>y</mi>
                    <mi>a</mi>
                  </msub>
                </mstyle>
              </mrow>
              <msub>
                <mi>y</mi>
                <mi>b</mi>
              </msub>
            </mfrac>
          </mstyle>
        </mrow>
      </mstyle>
    </mrow>
    <annotation encoding="StarMath 5.0">color red {r sub a } = color red -color green { r sub b cdot color red y sub a over y sub b} </annotation>
  </semantics>
</math>
</file>

<file path=Object 15/content.xml><?xml version="1.0" encoding="utf-8"?>
<math xmlns="http://www.w3.org/1998/Math/MathML" display="block">
  <semantics>
    <mrow>
      <mstyle mathcolor="red">
        <msub>
          <mi>r</mi>
          <mi>a</mi>
        </msub>
      </mstyle>
      <mo stretchy="false">=</mo>
      <mstyle mathcolor="blue">
        <mrow>
          <mo stretchy="false">−</mo>
          <mfrac>
            <mrow>
              <msub>
                <mi>r</mi>
                <mi>b</mi>
              </msub>
              <mo stretchy="false">⋅</mo>
              <msub>
                <mi>y</mi>
                <mi>a</mi>
              </msub>
            </mrow>
            <msub>
              <mi>y</mi>
              <mi>b</mi>
            </msub>
          </mfrac>
        </mrow>
      </mstyle>
    </mrow>
    <annotation encoding="StarMath 5.0">color red {r sub a } = color blue -{ r sub b cdot  y sub a over y sub b} </annotation>
  </semantics>
</math>
</file>

<file path=Object 16/content.xml><?xml version="1.0" encoding="utf-8"?>
<math xmlns="http://www.w3.org/1998/Math/MathML" display="block">
  <semantics>
    <mrow>
      <mrow>
        <mstyle mathcolor="red">
          <msub>
            <mi>r</mi>
            <mi>a</mi>
          </msub>
        </mstyle>
        <mo stretchy="false">+</mo>
        <mstyle mathcolor="green">
          <msub>
            <mi>r</mi>
            <mi>b</mi>
          </msub>
        </mstyle>
      </mrow>
      <mo stretchy="false">=</mo>
      <mstyle mathcolor="purple">
        <mi>c</mi>
      </mstyle>
    </mrow>
    <annotation encoding="StarMath 5.0">color red r sub a + color green r sub b = color purple c</annotation>
  </semantics>
</math>
</file>

<file path=Object 17/content.xml><?xml version="1.0" encoding="utf-8"?>
<math xmlns="http://www.w3.org/1998/Math/MathML" display="block">
  <semantics>
    <mrow>
      <mrow>
        <mstyle mathcolor="blue">
          <mrow>
            <mo stretchy="false">−</mo>
            <mfrac>
              <mrow>
                <msub>
                  <mi>r</mi>
                  <mi>b</mi>
                </msub>
                <mo stretchy="false">⋅</mo>
                <msub>
                  <mi>y</mi>
                  <mi>a</mi>
                </msub>
              </mrow>
              <msub>
                <mi>y</mi>
                <mi>b</mi>
              </msub>
            </mfrac>
          </mrow>
        </mstyle>
        <mo stretchy="false">+</mo>
        <mstyle mathcolor="green">
          <msub>
            <mi>r</mi>
            <mi>b</mi>
          </msub>
        </mstyle>
      </mrow>
      <mo stretchy="false">=</mo>
      <mstyle mathcolor="purple">
        <mi>c</mi>
      </mstyle>
    </mrow>
    <annotation encoding="StarMath 5.0">color blue -{ r sub b cdot y sub a over y sub b} + color green r sub b= color purple c</annotation>
  </semantics>
</math>
</file>

<file path=Object 18/content.xml><?xml version="1.0" encoding="utf-8"?>
<math xmlns="http://www.w3.org/1998/Math/MathML" display="block">
  <semantics>
    <mrow>
      <mrow>
        <mstyle mathcolor="green">
          <msub>
            <mi>r</mi>
            <mi>b</mi>
          </msub>
        </mstyle>
        <mo stretchy="false">⋅</mo>
        <mrow>
          <mo fence="true" form="prefix" stretchy="false">(</mo>
          <mrow>
            <mrow>
              <mstyle mathcolor="blue">
                <mfrac>
                  <mrow>
                    <mo stretchy="false">−</mo>
                    <msub>
                      <mi>y</mi>
                      <mi>a</mi>
                    </msub>
                  </mrow>
                  <msub>
                    <mi>y</mi>
                    <mi>b</mi>
                  </msub>
                </mfrac>
              </mstyle>
              <mo stretchy="false">+</mo>
              <mstyle mathcolor="green">
                <mn>1</mn>
              </mstyle>
            </mrow>
          </mrow>
          <mo fence="true" form="postfix" stretchy="false">)</mo>
        </mrow>
      </mrow>
      <mo stretchy="false">=</mo>
      <mstyle mathcolor="purple">
        <mi>c</mi>
      </mstyle>
    </mrow>
    <annotation encoding="StarMath 5.0">color green {r sub b} cdot (color blue{-y sub a over y sub b} + color green 1) = color purple c</annotation>
  </semantics>
</math>
</file>

<file path=Object 19/content.xml><?xml version="1.0" encoding="utf-8"?>
<math xmlns="http://www.w3.org/1998/Math/MathML" display="block">
  <semantics>
    <mrow>
      <mstyle mathcolor="green">
        <msub>
          <mi>r</mi>
          <mi>b</mi>
        </msub>
      </mstyle>
      <mo stretchy="false">=</mo>
      <mfrac>
        <mstyle mathcolor="purple">
          <mi>c</mi>
        </mstyle>
        <mrow>
          <mo fence="true" form="prefix" stretchy="false">(</mo>
          <mrow>
            <mrow>
              <mstyle mathcolor="blue">
                <mfrac>
                  <mrow>
                    <mo stretchy="false">−</mo>
                    <msub>
                      <mi>y</mi>
                      <mi>a</mi>
                    </msub>
                  </mrow>
                  <msub>
                    <mi>y</mi>
                    <mi>b</mi>
                  </msub>
                </mfrac>
              </mstyle>
              <mo stretchy="false">+</mo>
              <mstyle mathcolor="green">
                <mn>1</mn>
              </mstyle>
            </mrow>
          </mrow>
          <mo fence="true" form="postfix" stretchy="false">)</mo>
        </mrow>
      </mfrac>
    </mrow>
    <annotation encoding="StarMath 5.0">color green {r sub b} = color purple c over {(color blue{-y sub a over y sub b} + color green 1)}</annotation>
  </semantics>
</math>
</file>

<file path=Object 2/content.xml><?xml version="1.0" encoding="utf-8"?>
<math xmlns="http://www.w3.org/1998/Math/MathML" display="block">
  <semantics>
    <mrow>
      <msub>
        <mi>θ</mi>
        <mi>a</mi>
      </msub>
      <mo stretchy="false">=</mo>
      <mfrac>
        <mrow>
          <mo stretchy="false">−</mo>
          <msub>
            <mi>y</mi>
            <mi>a</mi>
          </msub>
        </mrow>
        <msub>
          <mi>r</mi>
          <mi>a</mi>
        </msub>
      </mfrac>
    </mrow>
    <annotation encoding="StarMath 5.0">%theta _ a = { -y _ a over r _ a }</annotation>
  </semantics>
</math>
</file>

<file path=Object 20/content.xml><?xml version="1.0" encoding="utf-8"?>
<math xmlns="http://www.w3.org/1998/Math/MathML" display="block">
  <semantics>
    <mrow>
      <mstyle mathcolor="purple">
        <msub>
          <mi>θ</mi>
          <mi>b</mi>
        </msub>
      </mstyle>
      <mo stretchy="false">=</mo>
      <mfrac>
        <msub>
          <mi>y</mi>
          <mi>b</mi>
        </msub>
        <mstyle mathcolor="green">
          <msub>
            <mi>r</mi>
            <mi>b</mi>
          </msub>
        </mstyle>
      </mfrac>
    </mrow>
    <annotation encoding="StarMath 5.0">color purple %theta sub b =  y sub b over color green r sub b</annotation>
  </semantics>
</math>
</file>

<file path=Object 21/content.xml><?xml version="1.0" encoding="utf-8"?>
<math xmlns="http://www.w3.org/1998/Math/MathML" display="block">
  <semantics>
    <mrow>
      <mstyle mathcolor="green">
        <msub>
          <mi>r</mi>
          <mi>b</mi>
        </msub>
      </mstyle>
      <mo stretchy="false">=</mo>
      <mfrac>
        <mi>c</mi>
        <mrow>
          <mo fence="true" form="prefix" stretchy="false">(</mo>
          <mrow>
            <mrow>
              <mfrac>
                <mrow>
                  <mo stretchy="false">−</mo>
                  <msub>
                    <mi>y</mi>
                    <mi>a</mi>
                  </msub>
                </mrow>
                <msub>
                  <mi>y</mi>
                  <mi>b</mi>
                </msub>
              </mfrac>
              <mo stretchy="false">+</mo>
              <mn>1</mn>
            </mrow>
          </mrow>
          <mo fence="true" form="postfix" stretchy="false">)</mo>
        </mrow>
      </mfrac>
    </mrow>
    <annotation encoding="StarMath 5.0">color green {r sub b} = {  c over{(-y sub a over y sub b +  1)}}</annotation>
  </semantics>
</math>
</file>

<file path=Object 22/content.xml><?xml version="1.0" encoding="utf-8"?>
<math xmlns="http://www.w3.org/1998/Math/MathML" display="block">
  <semantics>
    <mrow>
      <mi>d</mi>
      <mo stretchy="false">=</mo>
      <mrow>
        <msub>
          <mi>r</mi>
          <mi>b</mi>
        </msub>
        <mo stretchy="false">−</mo>
        <mfrac>
          <mi>c</mi>
          <mn>2</mn>
        </mfrac>
      </mrow>
    </mrow>
    <annotation encoding="StarMath 5.0">d = r sub b - c over 2 </annotation>
  </semantics>
</math>
</file>

<file path=Object 23/content.xml><?xml version="1.0" encoding="utf-8"?>
<math xmlns="http://www.w3.org/1998/Math/MathML" display="block">
  <semantics>
    <mrow>
      <mstyle mathcolor="red">
        <msub>
          <mi mathvariant="normal">Δ</mi>
          <mi>x</mi>
        </msub>
      </mstyle>
      <mo stretchy="false">=</mo>
      <mrow>
        <mi>d</mi>
        <mo stretchy="false">⋅</mo>
        <mrow>
          <mo fence="true" form="prefix" stretchy="false">(</mo>
          <mrow>
            <mrow>
              <mspace width="2em"/>
              <mstyle mathcolor="blue">
                <mi>cos</mi>
              </mstyle>
              <mrow>
                <mrow>
                  <mo fence="true" form="prefix" stretchy="false">(</mo>
                  <mrow>
                    <mi>θ</mi>
                  </mrow>
                  <mo fence="true" form="postfix" stretchy="false">)</mo>
                </mrow>
                <mo stretchy="false">−</mo>
                <mn>1</mn>
              </mrow>
              <mspace width="2em"/>
            </mrow>
          </mrow>
          <mo fence="true" form="postfix" stretchy="false">)</mo>
        </mrow>
      </mrow>
    </mrow>
    <annotation encoding="StarMath 5.0">color red %DELTA sub x = d cdot ( ~color blue cos(%theta) - 1 ~ )</annotation>
  </semantics>
</math>
</file>

<file path=Object 24/content.xml><?xml version="1.0" encoding="utf-8"?>
<math xmlns="http://www.w3.org/1998/Math/MathML" display="block">
  <semantics>
    <mrow>
      <mrow>
        <mstyle mathcolor="#FFA500">
          <msub>
            <mi mathvariant="normal">Δ</mi>
            <mi>y</mi>
          </msub>
        </mstyle>
        <mo stretchy="false">=</mo>
        <mrow>
          <mi>d</mi>
          <mo stretchy="false">⋅</mo>
          <mstyle mathcolor="purple">
            <mi>sin</mi>
          </mstyle>
        </mrow>
      </mrow>
      <mrow>
        <mo fence="true" form="prefix" stretchy="false">(</mo>
        <mrow>
          <mi>θ</mi>
        </mrow>
        <mo fence="true" form="postfix" stretchy="false">)</mo>
      </mrow>
    </mrow>
    <annotation encoding="StarMath 5.0">color orange %DELTA sub y = d cdot  color purple sin(%theta) </annotation>
  </semantics>
</math>
</file>

<file path=Object 3/content.xml><?xml version="1.0" encoding="utf-8"?>
<math xmlns="http://www.w3.org/1998/Math/MathML" display="block">
  <semantics>
    <mrow>
      <msub>
        <mi>θ</mi>
        <mi>b</mi>
      </msub>
      <mo stretchy="false">=</mo>
      <mfrac>
        <msub>
          <mi>y</mi>
          <mi>b</mi>
        </msub>
        <msub>
          <mi>r</mi>
          <mi>b</mi>
        </msub>
      </mfrac>
    </mrow>
    <annotation encoding="StarMath 5.0">%theta sub b = y sub b over r sub b</annotation>
  </semantics>
</math>
</file>

<file path=Object 4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>r</mi>
          <mi>b</mi>
        </msub>
      </mrow>
      <mo stretchy="false">=</mo>
      <mi>c</mi>
    </mrow>
    <annotation encoding="StarMath 5.0">r sub a + r sub b = c</annotation>
  </semantics>
</math>
</file>

<file path=Object 5/content.xml><?xml version="1.0" encoding="utf-8"?>
<math xmlns="http://www.w3.org/1998/Math/MathML" display="block">
  <semantics>
    <mrow>
      <mstyle mathcolor="red">
        <msub>
          <mi>θ</mi>
          <mi>a</mi>
        </msub>
      </mstyle>
      <mo stretchy="false">=</mo>
      <mstyle mathcolor="green">
        <msub>
          <mi>θ</mi>
          <mi>b</mi>
        </msub>
      </mstyle>
    </mrow>
    <annotation encoding="StarMath 5.0">color red %theta _ a = color green %theta sub b</annotation>
  </semantics>
</math>
</file>